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9.84pt"/>
    </style:style>
    <style:style style:name="co2" style:family="table-column">
      <style:table-column-properties fo:break-before="auto" style:column-width="61.91pt"/>
    </style:style>
    <style:style style:name="co3" style:family="table-column">
      <style:table-column-properties fo:break-before="auto" style:column-width="249.99pt"/>
    </style:style>
    <style:style style:name="co4" style:family="table-column">
      <style:table-column-properties fo:break-before="auto" style:column-width="35.69pt"/>
    </style:style>
    <style:style style:name="co5" style:family="table-column">
      <style:table-column-properties fo:break-before="auto" style:column-width="477.81pt"/>
    </style:style>
    <style:style style:name="co6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Munkalap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00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ffe599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00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e599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e599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unkalap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No</text:p>
          </table:table-cell>
          <table:table-cell table:style-name="ce4" office:value-type="string" calcext:value-type="string">
            <text:p>Story</text:p>
          </table:table-cell>
          <table:table-cell table:style-name="ce4" office:value-type="string" calcext:value-type="string">
            <text:p>Tasks</text:p>
          </table:table-cell>
          <table:table-cell table:style-name="ce12"/>
          <table:table-cell table:style-name="ce4" office:value-type="string" calcext:value-type="string">
            <text:p>Értelmezésből még néhány kiegészítő pont</text:p>
          </table:table-cell>
          <table:table-cell table:style-name="ce12" table:number-columns-repeated="4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Input (word)</text:p>
          </table:table-cell>
          <table:table-cell table:style-name="ce5" office:value-type="string" calcext:value-type="string">
            <text:p>Use and validate user input. </text:p>
            <text:p>I.The game uses a random word from a pre-defined word collection. </text:p>
            <text:p>20. The game randomly picks a word at each run. </text:p>
            <text:p>II. 21. The game randomly picks a country from countries-and-capitals.txt</text:p>
          </table:table-cell>
          <table:table-cell table:style-name="ce12" office:value-type="string" calcext:value-type="string">
            <text:p>Bali</text:p>
          </table:table-cell>
          <table:table-cell table:style-name="ce4" office:value-type="string" calcext:value-type="string">
            <text:p>my_list = [Hungary, Belgium, France]</text:p>
            <text:p>19. Van egy előre megalkotott szó lista (feladvány lista) amiből a szavakat betölti, kiválasztja.</text:p>
            <text:p>20. A játék random választ ebből a listából minden egyes feladványnál. </text:p>
            <text:p>21. A játék használ egy txt fájlt és abból random választ ki egy feladványt. (countries-and-capitals.txt) (Ezzel még ne foglalkozzunk, legyen egy sima lista és kész, ha nem jut erre idő, nem baj!!)</text:p>
          </table:table-cell>
          <table:table-cell table:style-name="ce12" table:number-columns-repeated="4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Input (letter)</text:p>
          </table:table-cell>
          <table:table-cell table:style-name="ce5" office:value-type="string" calcext:value-type="string">
            <text:p>Player can type in a letter (no numbers, no double or more letters except 'quit', no /=(%!)), </text:p>
            <text:p>not case-sensitive</text:p>
          </table:table-cell>
          <table:table-cell table:style-name="ce12" office:value-type="string" calcext:value-type="string">
            <text:p>Bali</text:p>
          </table:table-cell>
          <table:table-cell table:style-name="ce4" office:value-type="string" calcext:value-type="string">
            <text:p>10. Amikor a játékos beüti, hogy ‘quit’, akkor kiírjuk, hogy ‘good-bye’ és befejeződik a játék. “If you want to quit, type “quit”! If input == “quit”: print(“Goodbye!), end the game.</text:p>
            <text:p>11. A játékos nagybetűt és kisbetűt is bevihet, nem különböztetjük meg: h == H.</text:p>
            <text:p>Viszont a képernyőn a feladványban megkülönböztetve jelenítjük meg: Paris, Salvador Dali.</text:p>
            <text:p>QUIT = quit = Quit -&gt; üzenet: GOOD-BYE!</text:p>
            <text:p/>
          </table:table-cell>
          <table:table-cell table:style-name="ce12" table:number-columns-repeated="4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Display word</text:p>
          </table:table-cell>
          <table:table-cell table:style-name="ce9" office:value-type="string" calcext:value-type="string">
            <text:p>3. The initial game state is displayed as _ _ _ _ _ _ _ _ (one underscore for each letter in word)</text:p>
          </table:table-cell>
          <table:table-cell table:style-name="ce12" office:value-type="string" calcext:value-type="string">
            <text:p>Balázs</text:p>
          </table:table-cell>
          <table:table-cell table:style-name="ce14" office:value-type="string" calcext:value-type="string">
            <text:p>space-ekkel, szó hossz x ( _+" ")</text:p>
            <text:p>3. A kezdő állapot úgy néz ki, hogy az éppen aktuális kitalálni való szó betűit underscore-ral helyettesítve jelenítjük meg.</text:p>
          </table:table-cell>
          <table:table-cell table:style-name="ce12" table:number-columns-repeated="4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/>
          <table:table-cell table:style-name="ce9" office:value-type="string" calcext:value-type="string">
            <text:p>4. The game state is displayed as _ o d _ _ o o _ if letters 'd' and 'o' have been revealed. It is possible to make guesses, and letters that occur in the word are revealed</text:p>
          </table:table-cell>
          <table:table-cell table:style-name="ce12" office:value-type="string" calcext:value-type="string">
            <text:p>Balázs</text:p>
          </table:table-cell>
          <table:table-cell table:style-name="ce14" office:value-type="string" calcext:value-type="string">
            <text:p>4. Bekérünk a játékostól egy betűt és ha olyan betűt tippel, ami szerepel a szóban, akkor az adott helyen lévő underscore-t a megfelelő betűvel helyettesítve jelenítjük meg.</text:p>
          </table:table-cell>
          <table:table-cell table:style-name="ce12" table:number-columns-repeated="4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/>
          <table:table-cell table:style-name="ce6" office:value-type="string" calcext:value-type="string">
            <text:p>A beadott helyes betű megjelenítése. A _ _ a (case-sensitive)</text:p>
          </table:table-cell>
          <table:table-cell table:style-name="ce12" office:value-type="string" calcext:value-type="string">
            <text:p>Balázs</text:p>
          </table:table-cell>
          <table:table-cell table:style-name="ce14" office:value-type="string" calcext:value-type="string">
            <text:p>13. Ha egy feladványban van kis h és nagy H, a játékos beüt kis h-t vagy nagy H-t, mindkét esetben a kis és nagy H is jelenjen meg: H_ _ _ h _ _ _h _ _.</text:p>
            <text:p>15. A képernyőn úgy jelenítjük meg a betűket, ahogy az normálisan is megjelenne, tehát ha tulajdonnév a feladvány, akkor az első betűjét nagy betűként jelenítjük meg.</text:p>
          </table:table-cell>
          <table:table-cell table:style-name="ce12" table:number-columns-repeated="4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Occurance</text:p>
          </table:table-cell>
          <table:table-cell table:style-name="ce6" office:value-type="string" calcext:value-type="string">
            <text:p>Megvizsgálja, hogy az adott betű hol fordul elő, visszaad egy listát és ennek az elemei az indexek lesznek ahol előfordul az a betű</text:p>
            <text:p>Pl abba - input - a: 0-t és 3-at adjon vissza listába</text:p>
          </table:table-cell>
          <table:table-cell table:style-name="ce12" office:value-type="string" calcext:value-type="string">
            <text:p>Balázs</text:p>
          </table:table-cell>
          <table:table-cell table:style-name="ce15" office:value-type="string" calcext:value-type="string">
            <text:p>14. Amikor az input ismétlődését vizsgáljuk, akkor a h = H, tehát ha először h-t ütött be, utána pedig H-t, akkor a második már ismétlődésnek számít.</text:p>
          </table:table-cell>
          <table:table-cell table:style-name="ce12" table:number-columns-repeated="4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2"/>
          <table:table-cell table:style-name="ce7" office:value-type="string" calcext:value-type="string">
            <text:p>Display letter (wrong guesses)</text:p>
          </table:table-cell>
          <table:table-cell table:style-name="ce10"/>
          <table:table-cell table:style-name="ce12" office:value-type="string" calcext:value-type="string">
            <text:p>Timi</text:p>
          </table:table-cell>
          <table:table-cell table:style-name="ce14" office:value-type="string" calcext:value-type="string">
            <text:p>7. Legyenek a képernyőn kilistázva azok a betűk, amiket már beírt, és rosszak voltak attól függetlenül, hogy ezt korábban már beírta-e.</text:p>
          </table:table-cell>
          <table:table-cell table:style-name="ce12" table:number-columns-repeated="4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7" office:value-type="string" calcext:value-type="string">
            <text:p>Lives</text:p>
          </table:table-cell>
          <table:table-cell table:style-name="ce10" office:value-type="string" calcext:value-type="string">
            <text:p>Lives_decrease function: leveszi az életet</text:p>
          </table:table-cell>
          <table:table-cell table:style-name="ce12" office:value-type="string" calcext:value-type="string">
            <text:p>Timi</text:p>
          </table:table-cell>
          <table:table-cell table:style-name="ce14" office:value-type="string" calcext:value-type="string">
            <text:p>5. Amikor a beírt betű nem szerepel a szóban, akkor a játékos veszít egy életet, azaz, elkezdjük megrajzolni az emberkét.</text:p>
            <text:p>6. Ha egy olyan betűt ír be a játékos, amit már beírt korábban (tehát mindegy, hogy szerepelt-e a szóban vagy sem), akkor nem történik semmi, nem vesz le életet sem.</text:p>
          </table:table-cell>
          <table:table-cell table:style-name="ce12" table:number-columns-repeated="4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7"/>
          <table:table-cell table:style-name="ce10" office:value-type="string" calcext:value-type="string">
            <text:p>Ha már volt adott betű, ne csökkentse az életet.</text:p>
          </table:table-cell>
          <table:table-cell table:style-name="ce12" office:value-type="string" calcext:value-type="string">
            <text:p>Timi</text:p>
          </table:table-cell>
          <table:table-cell table:style-name="ce4"/>
          <table:table-cell table:style-name="ce12" table:number-columns-repeated="4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7" office:value-type="string" calcext:value-type="string">
            <text:p>Nyert?</text:p>
          </table:table-cell>
          <table:table-cell table:style-name="ce10" office:value-type="string" calcext:value-type="string">
            <text:p>Megvizsgálja mikor nyert, összes aláhúzott vonal ki van e töltve vagy elvesztette az összes élettét</text:p>
          </table:table-cell>
          <table:table-cell table:style-name="ce12" office:value-type="string" calcext:value-type="string">
            <text:p>Timi</text:p>
          </table:table-cell>
          <table:table-cell table:style-name="ce14" office:value-type="string" calcext:value-type="string">
            <text:p>8. A játékos akkor nyer, amikor az összes betű megjelenik a szóból, tehát nincs több underscore.</text:p>
            <text:p>9. A játékos akkor veszíti el a játékot, ha életszám == rossz tipp számmal (akkor nem számoljuk a rossz tippet(nem vonunk le életet), amikor az adott megtippelt betű már egyszer volt.)</text:p>
          </table:table-cell>
          <table:table-cell table:style-name="ce12" table:number-columns-repeated="4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7" office:value-type="string" calcext:value-type="string">
            <text:p>Elköszönés</text:p>
          </table:table-cell>
          <table:table-cell table:style-name="ce10" office:value-type="string" calcext:value-type="string">
            <text:p>quit esetén elbocsájtó üzenet display Goodbye, állítsa le a programot</text:p>
          </table:table-cell>
          <table:table-cell table:style-name="ce12" office:value-type="string" calcext:value-type="string">
            <text:p>Timi</text:p>
          </table:table-cell>
          <table:table-cell table:style-name="ce4"/>
          <table:table-cell table:style-name="ce12" table:number-columns-repeated="4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7"/>
          <table:table-cell table:style-name="ce11" office:value-type="string" calcext:value-type="string">
            <text:p>Nyerés vagy vesztés után is legyen szöveg</text:p>
          </table:table-cell>
          <table:table-cell table:style-name="ce12" office:value-type="string" calcext:value-type="string">
            <text:p>Timi</text:p>
          </table:table-cell>
          <table:table-cell table:style-name="ce4" office:value-type="string" calcext:value-type="string">
            <text:p>Nyerés után: YOU ARE AWESOME! TRY AGAIN! vesztés után: YOU LOST THIS ONE, TRY AGAIN!</text:p>
          </table:table-cell>
          <table:table-cell table:style-name="ce12" table:number-columns-repeated="4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7"/>
          <table:table-cell table:style-name="ce7" office:value-type="string" calcext:value-type="string">
            <text:p>mindig le kell törölni a terminált, ez egy függvény az a látszat hogy nem megy lejjebb</text:p>
          </table:table-cell>
          <table:table-cell table:style-name="ce12" office:value-type="string" calcext:value-type="string">
            <text:p>Timi</text:p>
          </table:table-cell>
          <table:table-cell table:style-name="ce4"/>
          <table:table-cell table:style-name="ce12" table:number-columns-repeated="4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8" office:value-type="string" calcext:value-type="string">
            <text:p>Different levels</text:p>
          </table:table-cell>
          <table:table-cell table:style-name="ce4" office:value-type="string" calcext:value-type="string">
            <text:p>optional</text:p>
          </table:table-cell>
          <table:table-cell table:style-name="ce12"/>
          <table:table-cell table:style-name="ce4" office:value-type="string" calcext:value-type="string">
            <text:p>22. Különböző nehézségi szint - A játékot különböző szinteken lehet játszani.</text:p>
            <text:p>23. A játék azzal indul, hogy a játékos választ egy nehézségi szintet, amin játszani akar.</text:p>
            <text:p>24. easy: Paris, London, Budapest -  7 élet: fej, törzs kettőből, bal kéz, jobb kéz, bal láb, jobb láb</text:p>
            <text:p>hard: Nagytarcsa, Taktaharkany, nehéz város nevek.. - 4 élet fej, törzs, kezek, lábak</text:p>
          </table:table-cell>
          <table:table-cell table:style-name="ce12" table:number-columns-repeated="4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Grafikus megjelenítés</text:p>
          </table:table-cell>
          <table:table-cell table:style-name="ce4" office:value-type="string" calcext:value-type="string">
            <text:p>optional</text:p>
          </table:table-cell>
          <table:table-cell table:style-name="ce12"/>
          <table:table-cell table:style-name="ce14" office:value-type="string" calcext:value-type="string">
            <text:p>17. Az élet számát egy ASCII art-ban megjelenített akasztófára rajzolt emberke mutatja.</text:p>
            <text:p>18. Az akasztófa megjelenítése szoros összefüggésben áll a lives paraméterrel (ami minimum 3 és 7 között mozog), tehát a végeredmény ugyanaz az easy és a hard módban is, de az easy módban lassabban/több lépésben rajzolja meg ugyanazt</text:p>
          </table:table-cell>
          <table:table-cell table:style-name="ce12" table:number-columns-repeated="4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2"/>
          <table:table-cell table:style-name="ce8"/>
          <table:table-cell table:style-name="ce3"/>
          <table:table-cell table:style-name="ce12"/>
          <table:table-cell table:style-name="ce14"/>
          <table:table-cell table:style-name="ce12" table:number-columns-repeated="4"/>
          <table:table-cell table:style-name="ce13" table:number-columns-repeated="16"/>
          <table:table-cell table:number-columns-repeated="999"/>
        </table:table-row>
        <table:table-row table:style-name="ro1">
          <table:table-cell table:style-name="ce2"/>
          <table:table-cell table:style-name="ce8"/>
          <table:table-cell table:style-name="ce3"/>
          <table:table-cell table:style-name="ce12"/>
          <table:table-cell table:style-name="ce14"/>
          <table:table-cell table:style-name="ce12" table:number-columns-repeated="4"/>
          <table:table-cell table:style-name="ce13" table:number-columns-repeated="16"/>
          <table:table-cell table:number-columns-repeated="999"/>
        </table:table-row>
        <table:table-row table:style-name="ro1" table:number-rows-repeated="4">
          <table:table-cell table:style-name="ce2"/>
          <table:table-cell table:style-name="ce4" table:number-columns-repeated="2"/>
          <table:table-cell table:style-name="ce12"/>
          <table:table-cell table:style-name="ce4"/>
          <table:table-cell table:style-name="ce12" table:number-columns-repeated="4"/>
          <table:table-cell table:style-name="ce13" table:number-columns-repeated="16"/>
          <table:table-cell table:number-columns-repeated="999"/>
        </table:table-row>
        <table:table-row table:style-name="ro1" table:number-rows-repeated="980">
          <table:table-cell table:style-name="ce3"/>
          <table:table-cell table:style-name="ce8" table:number-columns-repeated="2"/>
          <table:table-cell table:style-name="ce13"/>
          <table:table-cell table:style-name="ce8"/>
          <table:table-cell table:style-name="ce13" table:number-columns-repeated="20"/>
          <table:table-cell table:number-columns-repeated="999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unkalap1" style:display-name="PageStyle_Munkalap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7" meta:object-count="0"/>
    <meta:generator>LibreOfficeDev/6.0.5.2$Linux_X86_64 LibreOffice_project/</meta:generator>
  </office:meta>
</office:document-meta>
</file>